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;[.K105])" office:value-type="float" office:value="168700">
            <text:p>16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)" office:value-type="float" office:value="165100">
            <text:p>1651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3600">
            <text:p>36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8700">
            <text:p>87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111000">
            <text:p>111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table:number-columns-repeated="2"/>
          <table:table-cell table:style-name="ce2" table:formula="of:=SUM([.B103:.F103])" office:value-type="float" office:value="28900">
            <text:p>28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1188.33333333333">
            <text:p>1188.3333333333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1188.33333333333">
            <text:p>1188.3333333333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1188.33333333333">
            <text:p>1188.3333333333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 table:number-columns-repeated="3"/>
          <table:table-cell table:formula="of:=SUM([.D132:.F132])" office:value-type="float" office:value="400">
            <text:p>400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table:style-name="ce3"/>
          <table:table-cell office:value-type="string">
            <text:p>-Mane</text:p>
          </table:table-cell>
          <table:table-cell/>
          <table:table-cell table:formula="of:=SUM([.B132];[.C132];[.E132];[.F132])" office:value-type="float" office:value="788.333333333333">
            <text:p>788.333333333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1188.33333333333">
            <text:p>1188.333333333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32:.F132])" office:value-type="float" office:value="1188.33333333333">
            <text:p>1188.3333333333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780">
            <text:p>780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188.33333333333">
            <text:p>1188.3333333333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7" office:value-type="float" office:value="0">
            <text:p>0</text:p>
          </table:table-cell>
          <table:table-cell table:style-name="ce3" table:formula="of:=[.F103]/25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29300">
            <text:p>293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6/22/2016</text:date>, <text:time>10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2T10:59:20</dc:date>
    <meta:editing-duration>P7DT23H53M47S</meta:editing-duration>
    <meta:editing-cycles>2669</meta:editing-cycles>
    <meta:generator>OpenOffice/4.1.1$Unix OpenOffice.org_project/411m6$Build-9775</meta:generator>
    <dc:creator>Hasmik Dabaghyan</dc:creator>
    <meta:document-statistic meta:table-count="15" meta:cell-count="6702" meta:object-count="0"/>
  </office:meta>
</office:document-meta>
</file>